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08623" officeooo:paragraph-rsid="00208623" style:font-weight-asian="bold" style:font-weight-complex="bold"/>
    </style:style>
    <style:style style:name="P2" style:family="paragraph" style:parent-style-name="Text_20_body">
      <style:text-properties fo:font-weight="bold" officeooo:rsid="0023e1a0" officeooo:paragraph-rsid="0023e1a0" style:font-weight-asian="bold" style:font-weight-complex="bold"/>
    </style:style>
    <style:style style:name="P3" style:family="paragraph" style:parent-style-name="Text_20_body">
      <style:text-properties officeooo:rsid="001ec239" officeooo:paragraph-rsid="001ec239"/>
    </style:style>
    <style:style style:name="P4" style:family="paragraph" style:parent-style-name="Text_20_body">
      <style:text-properties officeooo:paragraph-rsid="00208623"/>
    </style:style>
    <style:style style:name="P5" style:family="paragraph" style:parent-style-name="Text_20_body">
      <style:text-properties fo:font-weight="bold" officeooo:rsid="00217b01" officeooo:paragraph-rsid="00217b01" style:font-weight-asian="bold" style:font-weight-complex="bold"/>
    </style:style>
    <style:style style:name="P6" style:family="paragraph" style:parent-style-name="Text_20_body">
      <style:text-properties fo:font-weight="bold" officeooo:rsid="00277e88" officeooo:paragraph-rsid="00277e88" style:font-weight-asian="bold" style:font-weight-complex="bold"/>
    </style:style>
    <style:style style:name="P7" style:family="paragraph" style:parent-style-name="Text_20_body">
      <style:text-properties fo:font-weight="bold" officeooo:rsid="0028dded" officeooo:paragraph-rsid="0028dded" style:font-weight-asian="bold" style:font-weight-complex="bold"/>
    </style:style>
    <style:style style:name="P8" style:family="paragraph" style:parent-style-name="Text_20_body">
      <style:text-properties fo:font-weight="bold" officeooo:rsid="002a6575" officeooo:paragraph-rsid="002a6575" style:font-weight-asian="bold" style:font-weight-complex="bold"/>
    </style:style>
    <style:style style:name="P9" style:family="paragraph" style:parent-style-name="Text_20_body">
      <style:text-properties fo:font-weight="bold" officeooo:rsid="002b4bde" officeooo:paragraph-rsid="002b4bde" style:font-weight-asian="bold" style:font-weight-complex="bold"/>
    </style:style>
    <style:style style:name="P10" style:family="paragraph" style:parent-style-name="Text_20_body">
      <style:text-properties fo:font-weight="bold" officeooo:rsid="002b4bde" officeooo:paragraph-rsid="002c8398" style:font-weight-asian="bold" style:font-weight-complex="bold"/>
    </style:style>
    <style:style style:name="P11" style:family="paragraph" style:parent-style-name="Text_20_body">
      <style:text-properties fo:font-weight="bold" officeooo:rsid="002dad69" officeooo:paragraph-rsid="00318281" style:font-weight-asian="bold" style:font-weight-complex="bold"/>
    </style:style>
    <style:style style:name="P12" style:family="paragraph" style:parent-style-name="Text_20_body">
      <style:text-properties fo:font-weight="bold" officeooo:rsid="003378aa" officeooo:paragraph-rsid="003378aa" style:font-weight-asian="bold" style:font-weight-complex="bold"/>
    </style:style>
    <style:style style:name="P13" style:family="paragraph" style:parent-style-name="Text_20_body">
      <style:text-properties fo:font-weight="bold" officeooo:rsid="00351c19" officeooo:paragraph-rsid="00351c19" style:font-weight-asian="bold" style:font-weight-complex="bold"/>
    </style:style>
    <style:style style:name="P14" style:family="paragraph" style:parent-style-name="Text_20_body">
      <style:text-properties fo:font-weight="bold" officeooo:rsid="0036bca2" officeooo:paragraph-rsid="0036bca2" style:font-weight-asian="bold" style:font-weight-complex="bold"/>
    </style:style>
    <style:style style:name="P15" style:family="paragraph" style:parent-style-name="Text_20_body">
      <style:text-properties fo:font-weight="bold" officeooo:rsid="003a1c03" officeooo:paragraph-rsid="003a1c03" style:font-weight-asian="bold" style:font-weight-complex="bold"/>
    </style:style>
    <style:style style:name="P16" style:family="paragraph" style:parent-style-name="Text_20_body">
      <style:text-properties fo:font-weight="bold" officeooo:rsid="003ae3fd" officeooo:paragraph-rsid="003ae3fd" style:font-weight-asian="bold" style:font-weight-complex="bold"/>
    </style:style>
    <style:style style:name="P17" style:family="paragraph" style:parent-style-name="Text_20_body">
      <style:text-properties fo:font-weight="bold" officeooo:rsid="003b2d35" officeooo:paragraph-rsid="003b2d35" style:font-weight-asian="bold" style:font-weight-complex="bold"/>
    </style:style>
    <style:style style:name="P18" style:family="paragraph" style:parent-style-name="Text_20_body">
      <style:text-properties fo:font-weight="bold" officeooo:rsid="003d0f34" officeooo:paragraph-rsid="003d0f34" style:font-weight-asian="bold" style:font-weight-complex="bold"/>
    </style:style>
    <style:style style:name="P19" style:family="paragraph" style:parent-style-name="Text_20_body">
      <style:text-properties fo:font-weight="bold" officeooo:rsid="003e8ecc" officeooo:paragraph-rsid="003e8ecc" style:font-weight-asian="bold" style:font-weight-complex="bold"/>
    </style:style>
    <style:style style:name="P20" style:family="paragraph" style:parent-style-name="Text_20_body">
      <style:text-properties fo:font-weight="bold" officeooo:rsid="003feea7" officeooo:paragraph-rsid="003feea7" style:font-weight-asian="bold" style:font-weight-complex="bold"/>
    </style:style>
    <style:style style:name="P21" style:family="paragraph" style:parent-style-name="Text_20_body">
      <style:text-properties fo:font-weight="bold" officeooo:rsid="0040e581" officeooo:paragraph-rsid="0040e581" style:font-weight-asian="bold" style:font-weight-complex="bold"/>
    </style:style>
    <style:style style:name="P22" style:family="paragraph" style:parent-style-name="Text_20_body">
      <style:text-properties fo:font-weight="bold" officeooo:rsid="0041a8a7" officeooo:paragraph-rsid="0041a8a7" style:font-weight-asian="bold" style:font-weight-complex="bold"/>
    </style:style>
    <style:style style:name="P23" style:family="paragraph" style:parent-style-name="Text_20_body">
      <style:text-properties fo:font-weight="bold" officeooo:rsid="00440d79" officeooo:paragraph-rsid="00440d79" style:font-weight-asian="bold" style:font-weight-complex="bold"/>
    </style:style>
    <style:style style:name="P24" style:family="paragraph" style:parent-style-name="Text_20_body">
      <style:text-properties fo:font-weight="bold" officeooo:rsid="00446bba" officeooo:paragraph-rsid="00446bba" style:font-weight-asian="bold" style:font-weight-complex="bold"/>
    </style:style>
    <style:style style:name="P25" style:family="paragraph" style:parent-style-name="Text_20_body">
      <style:text-properties fo:font-weight="bold" officeooo:rsid="0045212b" officeooo:paragraph-rsid="0045212b" style:font-weight-asian="bold" style:font-weight-complex="bold"/>
    </style:style>
    <style:style style:name="P26" style:family="paragraph" style:parent-style-name="Heading_20_1">
      <style:text-properties officeooo:rsid="001ec239" officeooo:paragraph-rsid="001ec239"/>
    </style:style>
    <style:style style:name="P27" style:family="paragraph" style:parent-style-name="Heading_20_1">
      <style:text-properties officeooo:rsid="00185233" officeooo:paragraph-rsid="00185233"/>
    </style:style>
    <style:style style:name="T1" style:family="text">
      <style:text-properties officeooo:rsid="001bdcf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9b0e" style:font-weight-asian="normal" style:font-weight-complex="normal"/>
    </style:style>
    <style:style style:name="T4" style:family="text">
      <style:text-properties fo:font-weight="normal" officeooo:rsid="001bdcf2" style:font-weight-asian="normal" style:font-weight-complex="normal"/>
    </style:style>
    <style:style style:name="T5" style:family="text">
      <style:text-properties fo:font-weight="normal" officeooo:rsid="00208623" style:font-weight-asian="normal" style:font-weight-complex="normal"/>
    </style:style>
    <style:style style:name="T6" style:family="text">
      <style:text-properties fo:font-weight="normal" officeooo:rsid="00224d34" style:font-weight-asian="normal" style:font-weight-complex="normal"/>
    </style:style>
    <style:style style:name="T7" style:family="text">
      <style:text-properties fo:font-weight="normal" officeooo:rsid="002848a4" style:font-weight-asian="normal" style:font-weight-complex="normal"/>
    </style:style>
    <style:style style:name="T8" style:family="text">
      <style:text-properties fo:font-weight="normal" officeooo:rsid="00296c79" style:font-weight-asian="normal" style:font-weight-complex="normal"/>
    </style:style>
    <style:style style:name="T9" style:family="text">
      <style:text-properties fo:font-weight="normal" officeooo:rsid="00306f4f" style:font-weight-asian="normal" style:font-weight-complex="normal"/>
    </style:style>
    <style:style style:name="T10" style:family="text">
      <style:text-properties fo:font-weight="normal" officeooo:rsid="0036bca2" style:font-weight-asian="normal" style:font-weight-complex="normal"/>
    </style:style>
    <style:style style:name="T11" style:family="text">
      <style:text-properties fo:font-weight="normal" officeooo:rsid="0037ef19" style:font-weight-asian="normal" style:font-weight-complex="normal"/>
    </style:style>
    <style:style style:name="T12" style:family="text">
      <style:text-properties fo:font-weight="normal" officeooo:rsid="003a3b19" style:font-weight-asian="normal" style:font-weight-complex="normal"/>
    </style:style>
    <style:style style:name="T13" style:family="text">
      <style:text-properties fo:font-weight="normal" officeooo:rsid="003e8ecc" style:font-weight-asian="normal" style:font-weight-complex="normal"/>
    </style:style>
    <style:style style:name="T14" style:family="text">
      <style:text-properties fo:font-weight="normal" officeooo:rsid="0040217f" style:font-weight-asian="normal" style:font-weight-complex="normal"/>
    </style:style>
    <style:style style:name="T15" style:family="text">
      <style:text-properties fo:font-weight="normal" officeooo:rsid="0041c6d7" style:font-weight-asian="normal" style:font-weight-complex="normal"/>
    </style:style>
    <style:style style:name="T16" style:family="text">
      <style:text-properties fo:font-weight="normal" officeooo:rsid="0043822b" style:font-weight-asian="normal" style:font-weight-complex="normal"/>
    </style:style>
    <style:style style:name="T17" style:family="text">
      <style:text-properties fo:font-weight="normal" officeooo:rsid="0045212b" style:font-weight-asian="normal" style:font-weight-complex="normal"/>
    </style:style>
    <style:style style:name="T18" style:family="text">
      <style:text-properties fo:font-weight="bold" officeooo:rsid="001d9b0e" style:font-weight-asian="bold" style:font-weight-complex="bold"/>
    </style:style>
    <style:style style:name="T19" style:family="text">
      <style:text-properties fo:font-weight="bold" officeooo:rsid="00208623" style:font-weight-asian="bold" style:font-weight-complex="bold"/>
    </style:style>
    <style:style style:name="T20" style:family="text">
      <style:text-properties officeooo:rsid="00224d34"/>
    </style:style>
    <style:style style:name="T21" style:family="text">
      <style:text-properties officeooo:rsid="00296c79"/>
    </style:style>
    <style:style style:name="T22" style:family="text">
      <style:text-properties officeooo:rsid="003a3b19"/>
    </style:style>
    <style:style style:name="T23" style:family="text">
      <style:text-properties officeooo:rsid="003e8ecc"/>
    </style:style>
    <style:style style:name="T24" style:family="text">
      <style:text-properties officeooo:rsid="00446b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h text:style-name="P26" text:outline-level="1">Introdução</text:h>
      <text:p text:style-name="P3">Distribuições baseadas em Debian utilizam pacotes .deb</text:p>
      <text:h text:style-name="P27" text:outline-level="1">APT (Advanced Package Tool)</text:h>
      <text:p text:style-name="P1">APT<text:span text:style-name="T2"> para baixar e instalar pacotes a partir de repositórios online, </text:span><text:span text:style-name="T1">aptitude</text:span><text:span text:style-name="T4"> é uma ferramenta f</text:span><text:span text:style-name="T3">r</text:span><text:span text:style-name="T4">ont-end para o APT em modo texto.</text:span></text:p>
      <text:p text:style-name="P4"><text:span text:style-name="T19">DPKG</text:span><text:span text:style-name="T5"> para fazer a instalação de pacotes .deb, </text:span><text:span text:style-name="T18">dselect</text:span><text:span text:style-name="T3"> é uma ferramenta front-end para dpkg.</text:span></text:p>
      <text:p text:style-name="Text_20_body">/etc/apt/sources.list</text:p>
      <text:p text:style-name="P10"><text:span text:style-name="T2">/var/cache/apt/archives</text:span></text:p>
      <text:p text:style-name="P21">man apt-get<text:span text:style-name="T2"> manual do apt</text:span></text:p>
      <text:p text:style-name="P2">apt [tab]<text:span text:style-name="T2"> para ver opções</text:span></text:p>
      <text:p text:style-name="P5">apt-cache status<text:span text:style-name="T2"> </text:span><text:span text:style-name="T6">exibe o total de pacotes disponíveis</text:span></text:p>
      <text:p text:style-name="P7"><text:span text:style-name="T20">apt-cache search nomePacote</text:span><text:span text:style-name="T6"> </text:span><text:span text:style-name="T8">Pesquisa na base de dados do repositório APT, pela palavra chave, retorna o nome e a descrção do pacote encontrado.</text:span></text:p>
      <text:p text:style-name="P11"><text:span text:style-name="T21">apt-cache show</text:span><text:span text:style-name="T8"> Exibe informações sobre o pacote</text:span></text:p>
      <text:p text:style-name="P6">apt-get update<text:span text:style-name="T2"> </text:span><text:span text:style-name="T7">atualiza a base de dados e pacotes disponíveis do arquivo /etc/apt/sources.list</text:span></text:p>
      <text:p text:style-name="P7">apt-get upgrade<text:span text:style-name="T2"> </text:span><text:span text:style-name="T9">Verifica atualização de todos os pacotes de um sistema Ubuntu Linux e executa o download e instalação.</text:span></text:p>
      <text:p text:style-name="P8">apt-get install<text:span text:style-name="T2"> </text:span>nomePrograma<text:span text:style-name="T2"> faz download e instala pacotes do repositório APT.</text:span></text:p>
      <text:p text:style-name="P9">atp-get install -d<text:span text:style-name="T2"> faz download do pacote (não instala), para /var/cache/apt/archives</text:span></text:p>
      <text:p text:style-name="P12">apt-get dist-upgrade<text:span text:style-name="T2"> Atualiza todo o sistema para uma nova versão da distribuição, mesmo que isso signifique eliminar pacotes. Não é a melhor opção para atualizar um sistema.</text:span></text:p>
      <text:p text:style-name="P13">apt-get autoclean<text:span text:style-name="T2"> </text:span><text:span text:style-name="T10">Exclui pacotes parcialmente baixados</text:span></text:p>
      <text:p text:style-name="P14">apt-get clean<text:span text:style-name="T2"> Limpa todos os pacotes de /var/cache/atp/archives, </text:span><text:span text:style-name="T11">bom para liberar espaço em disco.</text:span></text:p>
      <text:p text:style-name="P22">apt-get remove nomePacote<text:span text:style-name="T2"> </text:span><text:span text:style-name="T15">desinstala o pacote, mas mantém os arquivos de configuração</text:span></text:p>
      <text:p text:style-name="P15">apt-get -<text:span text:style-name="T22">purge remove nomePacote</text:span><text:span text:style-name="T12"> Remove todos os pacotes e seus arquivos de configuração, para não remover os arquivo de configuração, apenas retire o parâmetro -purge</text:span></text:p>
      <text:p text:style-name="P16">apt-get -f install<text:span text:style-name="T2"> Verifica as dependências e tenta corrigir os problemas, no caso de uma instalação corrompida.</text:span></text:p>
      <text:p text:style-name="P16">apt-config -v<text:span text:style-name="T2"> Mostra a versão do apt e de seus utilitários.</text:span></text:p>
      <text:p text:style-name="P17">atp-key list<text:span text:style-name="T2"> Lista as chaves gpg, dos repositórios APT.</text:span></text:p>
      <text:p text:style-name="P18">apt-cache <text:span text:style-name="T23">status</text:span><text:span text:style-name="T13"> Mostra as estatísticas de todos os pacotes instalados.</text:span></text:p>
      <text:p text:style-name="P19">apt-cache depends<text:span text:style-name="T2"> Mostra as dependências de um pacote (se estão ou não instalados).</text:span></text:p>
      <text:p text:style-name="P20">apt-cache search<text:span text:style-name="T2"> </text:span><text:span text:style-name="T14">Pesquisa por um pacote nos repositórios on-line.</text:span></text:p>
      <text:p text:style-name="P23">INSTALAR PACOTE .DEB</text:p>
      <text:p text:style-name="P23"><text:soft-page-break/><text:span text:style-name="T24">sudo </text:span>dpkg -i pacoteDeb</text:p>
      <text:p text:style-name="P24">sudo dpkg -r nomePacote<text:span text:style-name="T2"> </text:span><text:span text:style-name="T17">Desinstala o programa mas mantém os arquivos de configuração</text:span></text:p>
      <text:p text:style-name="P25">sudo dpkg -P nomePrograma<text:span text:style-name="T2"> Desinstala e remove os arquivos de configur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22S</meta:editing-duration>
    <meta:editing-cycles>44</meta:editing-cycles>
    <meta:generator>LibreOffice/4.2.8.2$Linux_X86_64 LibreOffice_project/420m0$Build-2</meta:generator>
    <dc:date>2017-01-23T16:10:26.397651951</dc:date>
    <meta:document-statistic meta:table-count="0" meta:image-count="0" meta:object-count="0" meta:page-count="2" meta:paragraph-count="31" meta:word-count="337" meta:character-count="2247" meta:non-whitespace-character-count="1941"/>
    <meta:user-defined meta:name="Info 1"/>
    <meta:user-defined meta:name="Info 2"/>
    <meta:user-defined meta:name="Info 3"/>
    <meta:user-defined meta:name="Info 4"/>
  </office:meta>
</office:document-meta>
</file>